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paragraph-properties fo:margin-top="0cm" fo:margin-bottom="0.247cm" style:contextual-spacing="false" fo:line-height="115%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Heading_20_3">
      <style:paragraph-properties fo:margin-top="0cm" fo:margin-bottom="0.247cm" style:contextual-spacing="false" fo:line-height="115%" fo:break-before="page"/>
    </style:style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English Test: The Apennines</text:span></text:h>
      <text:p text:style-name="Text_20_body"><text:span text:style-name="Strong_20_Emphasis">Part 1: Multiple Choice (Choose the correct answer)</text:span></text:p>
      <text:list text:style-name="L1">
        <text:list-item>
          <text:p text:style-name="P2">How are the Apennines described in the text?</text:p>
          <text:list>
            <text:list-item>
              <text:p text:style-name="P3">a) As the highest mountains in Europe. </text:p>
            </text:list-item>
            <text:list-item>
              <text:p text:style-name="P3">b) Like a backbone running through the center of Italy. </text:p>
            </text:list-item>
            <text:list-item>
              <text:p text:style-name="P3">c) As a short chain of mountains in the north. </text:p>
            </text:list-item>
          </text:list>
        </text:list-item>
        <text:list-item>
          <text:p text:style-name="P2">Which part of the Apennines has the highest peaks?</text:p>
          <text:list>
            <text:list-item>
              <text:p text:style-name="P3">a) Northern Apennines </text:p>
            </text:list-item>
            <text:list-item>
              <text:p text:style-name="P3">b) Central Apennines </text:p>
            </text:list-item>
            <text:list-item>
              <text:p text:style-name="P3">c) Southern Apennines </text:p>
            </text:list-item>
          </text:list>
        </text:list-item>
        <text:list-item>
          <text:p text:style-name="P2">How many main parts are the Apennines divided into?</text:p>
          <text:list>
            <text:list-item>
              <text:p text:style-name="P3">a) Two main parts </text:p>
            </text:list-item>
            <text:list-item>
              <text:p text:style-name="P3">b) Three main parts </text:p>
            </text:list-item>
            <text:list-item>
              <text:p text:style-name="P2">c) Four main parts <text:line-break/><text:line-break/></text:p>
            </text:list-item>
          </text:list>
        </text:list-item>
      </text:list>
      <text:p text:style-name="Text_20_body"><text:span text:style-name="Strong_20_Emphasis">Part 2: True or False (T/F)</text:span></text:p>
      <text:list text:style-name="L2">
        <text:list-item>
          <text:p text:style-name="P4">The Apennines are higher than the Alps. ( ___ ) </text:p>
        </text:list-item>
        <text:list-item>
          <text:p text:style-name="P4">The Ligurian Apennines and the Tuscan-Emilian Apennines are part of the Northern Apennines. ( ___ ) </text:p>
        </text:list-item>
        <text:list-item>
          <text:p text:style-name="P5">The Southern Apennines are located in northern Italy. ( ___ ) <text:line-break/><text:line-break/></text:p>
        </text:list-item>
      </text:list>
      <text:p text:style-name="Text_20_body"><text:span text:style-name="Strong_20_Emphasis">Part 3: Open-Ended Questions</text:span></text:p>
      <text:list text:style-name="L3">
        <text:list-item>
          <text:p text:style-name="P6">What is the "simple definition" of the Apennines given in the text? <text:line-break/><text:line-break/><text:line-break/><text:line-break/></text:p>
        </text:list-item>
        <text:list-item>
          <text:p text:style-name="P6">What are the two main mountain ranges that make up the Central Apennines? <text:line-break/><text:line-break/><text:line-break/><text:line-break/></text:p>
        </text:list-item>
        <text:list-item>
          <text:p text:style-name="P7">List the three main ranges found in the Southern Apennines. <text:line-break/><text:line-break/><text:line-break/><text:line-break/><text:line-break/></text:p>
        </text:list-item>
      </text:list>
      <text:h text:style-name="P8" text:outline-level="3"><text:span text:style-name="Strong_20_Emphasis">Soluzioni (Answer Key)</text:span></text:h>
      <text:p text:style-name="Text_20_body"><text:span text:style-name="Strong_20_Emphasis">Part 1: Multiple Choice</text:span></text:p>
      <text:list text:style-name="L4">
        <text:list-item>
          <text:p text:style-name="P9"><text:span text:style-name="Strong_20_Emphasis">b)</text:span> Like a backbone running through the center of Italy. </text:p>
        </text:list-item>
        <text:list-item>
          <text:p text:style-name="P9"><text:span text:style-name="Strong_20_Emphasis">b)</text:span> Central Apennines. </text:p>
        </text:list-item>
        <text:list-item>
          <text:p text:style-name="P10"><text:span text:style-name="Strong_20_Emphasis">b)</text:span> Three main parts. </text:p>
        </text:list-item>
      </text:list>
      <text:p text:style-name="Text_20_body"><text:span text:style-name="Strong_20_Emphasis">Part 2: True or False</text:span></text:p>
      <text:list text:style-name="L5">
        <text:list-item>
          <text:p text:style-name="P11"><text:span text:style-name="Strong_20_Emphasis">False</text:span>. (The text states that the Apennines are <text:span text:style-name="Emphasis">not</text:span> as high as the Alps). </text:p>
        </text:list-item>
        <text:list-item>
          <text:p text:style-name="P11"><text:span text:style-name="Strong_20_Emphasis">True</text:span>. </text:p>
        </text:list-item>
        <text:list-item>
          <text:p text:style-name="P12"><text:span text:style-name="Strong_20_Emphasis">False</text:span>. (They are in southern Italy). </text:p>
        </text:list-item>
      </text:list>
      <text:p text:style-name="Text_20_body"><text:span text:style-name="Strong_20_Emphasis">Part 3: Open-Ended Questions</text:span></text:p>
      <text:list text:style-name="L6">
        <text:list-item>
          <text:p text:style-name="P13">The simple definition is: "The Apennines are a long chain of mountains that crosses Italy from north to south". </text:p>
        </text:list-item>
        <text:list-item>
          <text:p text:style-name="P13">The two main ranges of the Central Apennines are the Umbrian-Marche Apennines and the Abruzzo Apennines. </text:p>
        </text:list-item>
        <text:list-item>
          <text:p text:style-name="P14">The three main ranges of the Southern Apennines are the Campanian Apennines, the Lucanian Apennines, and the Calabrian Apennines.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0:19:47.346000000</meta:creation-date>
    <dc:date>2026-04-27T21:03:49.954151800</dc:date>
    <meta:editing-duration>PT3M37S</meta:editing-duration>
    <meta:editing-cycles>3</meta:editing-cycles>
    <meta:generator>LibreOffice/26.2.2.2$Windows_X86_64 LibreOffice_project/1f77d10d6938fd34972958f64b2bcfa54f8b1ba5</meta:generator>
    <meta:document-statistic meta:table-count="0" meta:image-count="0" meta:object-count="0" meta:page-count="2" meta:paragraph-count="35" meta:word-count="303" meta:character-count="1672" meta:non-whitespace-character-count="1390"/>
  </office:meta>
</office:document-meta>
</file>